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NewRomanPS-BoldMT" svg:font-family="TimesNewRomanPS-BoldMT"/>
    <style:font-face style:name="TimesNewRomanPSMT" svg:font-family="TimesNewRomanPSMT"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center" style:justify-single-word="false" style:text-autospace="none"/>
      <style:text-properties fo:color="#000000" style:font-name="TimesNewRomanPS-BoldMT" fo:font-size="22pt" style:text-underline-style="solid" style:text-underline-width="auto" style:text-underline-color="font-color" fo:font-weight="bold" style:font-name-asian="TimesNewRomanPS-BoldMT" style:font-size-asian="22pt" style:font-weight-asian="bold" style:font-name-complex="TimesNewRomanPS-BoldMT" style:font-size-complex="22pt" style:font-weight-complex="bold"/>
    </style:style>
    <style:style style:name="P2" style:family="paragraph" style:parent-style-name="Standard">
      <style:paragraph-properties fo:text-align="start" style:justify-single-word="false" style:text-autospace="none"/>
      <style:text-properties fo:color="#000000" style:font-name="TimesNewRomanPS-BoldMT" fo:font-size="18pt" fo:font-weight="bold" style:font-name-asian="TimesNewRomanPS-BoldMT" style:font-size-asian="18pt" style:font-weight-asian="bold" style:font-name-complex="TimesNewRomanPS-BoldMT" style:font-size-complex="18pt" style:font-weight-complex="bold"/>
    </style:style>
    <style:style style:name="P3" style:family="paragraph" style:parent-style-name="Standard" style:list-style-name="">
      <style:paragraph-properties fo:text-align="start" style:justify-single-word="false" style:text-autospace="none"/>
      <style:text-properties fo:color="#000000" style:font-name="TimesNewRomanPSMT" fo:font-size="14pt" style:font-name-asian="TimesNewRomanPSMT" style:font-size-asian="14pt" style:font-name-complex="TimesNewRomanPSMT" style:font-size-complex="14pt"/>
    </style:style>
    <style:style style:name="P4" style:family="paragraph" style:parent-style-name="Standard" style:list-style-name="L1">
      <style:paragraph-properties fo:text-align="start" style:justify-single-word="false" style:text-autospace="none"/>
      <style:text-properties fo:color="#000000" style:font-name="TimesNewRomanPSMT" fo:font-size="14pt" style:font-name-asian="TimesNewRomanPSMT" style:font-size-asian="14pt" style:font-name-complex="TimesNewRomanPSMT" style:font-size-complex="14pt"/>
    </style:style>
    <style:style style:name="P5" style:family="paragraph" style:parent-style-name="Standard">
      <style:paragraph-properties fo:text-align="start" style:justify-single-word="false" style:text-autospace="none"/>
      <style:text-properties fo:color="#000000" style:font-name="TimesNewRomanPSMT" fo:font-size="14pt" style:font-name-asian="TimesNewRomanPSMT" style:font-size-asian="14pt" style:font-name-complex="TimesNewRomanPSMT" style:font-size-complex="14pt"/>
    </style:style>
    <style:style style:name="P6" style:family="paragraph" style:parent-style-name="Standard" style:list-style-name="">
      <style:paragraph-properties fo:text-align="justify" style:justify-single-word="false" style:text-autospace="none"/>
      <style:text-properties fo:color="#000000" style:font-name="TimesNewRomanPSMT" fo:font-size="14pt" style:font-name-asian="TimesNewRomanPSMT" style:font-size-asian="14pt" style:font-name-complex="TimesNewRomanPSMT" style:font-size-complex="14pt"/>
    </style:style>
    <style:style style:name="P7" style:family="paragraph" style:parent-style-name="Standard" style:list-style-name="">
      <style:paragraph-properties fo:text-align="justify" style:justify-single-word="false" style:text-autospace="none"/>
    </style:style>
    <style:style style:name="P8" style:family="paragraph" style:parent-style-name="Standard" style:list-style-name="L3">
      <style:paragraph-properties fo:text-align="justify" style:justify-single-word="false" style:text-autospace="none"/>
    </style:style>
    <style:style style:name="T1" style:family="text">
      <style:text-properties style:font-name="TimesNewRomanPSMT" fo:font-size="14pt" style:font-name-asian="TimesNewRomanPSMT" style:font-size-asian="14pt" style:font-name-complex="TimesNewRomanPSMT" style:font-size-complex="14pt"/>
    </style:style>
    <style:style style:name="T2" style:family="text">
      <style:text-properties fo:color="#000082"/>
    </style:style>
    <style:style style:name="T3" style:family="text">
      <style:text-properties fo:color="#000082" style:font-name="TimesNewRomanPSMT" fo:font-size="14pt" style:font-name-asian="TimesNewRomanPSMT" style:font-size-asian="14pt" style:font-name-complex="TimesNewRomanPSMT" style:font-size-complex="14pt"/>
    </style:style>
    <style:style style:name="T4" style:family="text">
      <style:text-properties style:font-name="OpenSymbol" fo:font-size="14pt" style:font-name-asian="OpenSymbol" style:font-size-asian="14pt" style:font-name-complex="OpenSymbol" style:font-size-complex="14pt"/>
    </style:style>
    <style:style style:name="T5" style:family="text">
      <style:text-properties fo:color="#000000" style:font-name="TimesNewRomanPSMT" fo:font-size="14pt" style:font-name-asian="TimesNewRomanPSMT" style:font-size-asian="14pt" style:font-name-complex="TimesNewRomanPSMT" style:font-size-complex="14pt"/>
    </style:style>
    <style:style style:name="T6" style:family="text">
      <style:text-properties fo:color="#000000" style:font-name="OpenSymbol" fo:font-size="14pt" style:font-name-asian="OpenSymbol" style:font-size-asian="14pt" style:font-name-complex="OpenSymbol" style:font-size-complex="14pt"/>
    </style:style>
    <style:style style:name="T7" style:family="text">
      <style:text-properties style:text-underline-style="solid" style:text-underline-width="auto" style:text-underline-color="font-color"/>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éez une plateforme pour amateurs de Nutella : Démarche de création</text:p>
      <text:p text:style-name="P2"/>
      <text:p text:style-name="P2">I) <text:span text:style-name="T7">Généralités</text:span></text:p>
      <text:list xml:id="list3124502110555471499" text:style-name="L1">
        <text:list-header>
          <text:p text:style-name="P4"/>
        </text:list-header>
      </text:list>
      <text:p text:style-name="P6"><text:tab/>Pour démarrer ce projet de la bonne manière, comme à mon habitude, j'ai d'abord créé un tableau agile à : <text:a xlink:type="simple" xlink:href="https://github.com/raoofrachidi/Projet-10/projects/1" text:style-name="Internet_20_link" text:visited-style-name="Visited_20_Internet_20_Link"><text:span text:style-name="T2">https://github.com/raoofrachidi/Projet-10/projects/1</text:span></text:a>, afin de me fixer mes premiers objectifs. Une fois cela fait, j'ai initialisé mon repository Github à l'adresse suivante : https://github.com/raoofrachidi/Projet-10. Le fichier Readme qui y est associé a été écrit directement après afin d'avoir en tête les différents livrables attendus. Voici le lien du site en production : http://139.59.140.175/.</text:p>
      <text:p text:style-name="P3"/>
      <text:p text:style-name="P2">II) <text:span text:style-name="T7">Démarche création</text:span></text:p>
      <text:p text:style-name="P5"/>
      <text:p text:style-name="P6"><text:tab/>Ce projet fait suite au projet 8 d'OpenClassRooms dans lequel nous avons développé une application pour Purbeurre, que nous avons déployé sur Heroku. Ici l'objectif est de déployer notre application sur Digital Ocean, soit une Infrastructure As A Service (IAAS), et non sur Heroku, une Platform As A Service (PAAS). Je me suis donc créé un compte sur Digital Ocean, puis j'ai réservé un espace serveur. J’ai ensuite créé un nouvel utilisateur et effectué toutes les étapes, pour permettre la connexion en ssh avec cet utilisateur sur le serveur. Une fois le serveur configuré, j’ai téléchargé l’application en clonant mon repository GitHub. J’ai ensuite procédé à l’installation des paquets nécessaires au fonctionnement de l’application, ainsi qu’aux</text:p>
      <text:p text:style-name="P6">différentes modifications des fichiers de configurations préconisés dans le cours associé au projet.</text:p>
      <text:p text:style-name="P6"><text:tab/>Pour surveiller le bon fonctionnement de notre application, l’utilisation d’outils de monitoring est indispensable. Pour la surveillance de l'application, j’ai utilisé deux outils ayant un rôle bien distinct :</text:p>
      <text:list xml:id="list1282229289419450840" text:style-name="L3">
        <text:list-item>
          <text:p text:style-name="P8"><text:span text:style-name="T5">Outil de monitoring de Digital Ocean : cet outil permet de contrôler l’état du serveur en lui même, c’est-à-dire son statut, l’utilisation de la mémoire, du processeur etc. J’ai configuré deux alertes : dans le cas où l'utilisation du processeur ou de la mémoire de stockage est élevé. Néanmoins étant donné le peu de trafic qu'il devrait y avoir sur le site, ces alertes ne devraient pas nous être utile ici ;</text:span></text:p>
        </text:list-item>
        <text:list-item>
          <text:p text:style-name="P8"><text:span text:style-name="T5">Outil de contrôle des logs : j’ai utilisé l’outil Sentry pour récupérer et filtrer les logs issus de Django. Cet outil est paramétré pour m’envoyer une notification lorsque Django a rencontré une erreur.</text:span></text:p>
        </text:list-item>
      </text:list>
      <text:p text:style-name="P7"><text:span text:style-name="T5"><text:tab/>La dernière étape était la réalisation d’une récupération automatique des données de OpenFoodFacts de façon hebdomadaire afin de mettre à jour la base de données de l’application. Pour faire cela, j’ai utilisé Cron, le gestionnaire de tâche présent sur Ubuntu pour programmer le lancement d’un script python tous les </text:span><text:soft-page-break/><text:span text:style-name="T5">vendredi soir à 22h0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NewRomanPS-BoldMT" svg:font-family="TimesNewRomanPS-BoldMT"/>
    <style:font-face style:name="TimesNewRomanPSMT" svg:font-family="TimesNewRomanPSMT"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24T20:34:30.37</meta:creation-date>
    <dc:date>2020-07-24T21:16:03.09</dc:date>
    <meta:editing-duration>PT41M32S</meta:editing-duration>
    <meta:editing-cycles>4</meta:editing-cycles>
    <meta:generator>OpenOffice/4.1.7$Win32 OpenOffice.org_project/417m1$Build-9800</meta:generator>
    <meta:document-statistic meta:table-count="0" meta:image-count="0" meta:object-count="0" meta:page-count="2" meta:paragraph-count="10" meta:word-count="405" meta:character-count="2630"/>
  </office:meta>
</office:document-meta>
</file>